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1945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9839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7" style:family="table-cell" style:parent-style-name="Default">
      <style:text-properties style:font-name="Arial" style:font-name-asian="Arial"/>
    </style:style>
    <style:style style:name="ce8" style:family="table-cell" style:parent-style-name="Excel_20_Built-in_20_Explanatory_20_Tex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L Sequential" table:style-name="ta1" table:print-ranges="'PL Sequential'.A1:'PL Sequential'.G4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6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number-columns-repeated="1011" table:default-cell-style-name="ce7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Sequential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PL Sequential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2">
          <table:table-cell table:style-name="Default"/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 table:number-columns-repeated="1022"/>
        </table:table-row>
        <table:table-row table:style-name="ro2">
          <table:table-cell table:style-name="ce2" office:value-type="string" calcext:value-type="string">
            <text:p>编制单位：</text:p>
          </table:table-cell>
          <table:table-cell table:style-name="Default" table:number-columns-repeated="2"/>
          <table:table-cell table:style-name="ce2" office:value-type="string" calcext:value-type="string">
            <text:p>单位：元</text:p>
          </table:table-cell>
          <table:table-cell table:style-name="Default" table:number-columns-repeated="1020"/>
        </table:table-row>
        <table:table-row table:style-name="ro2">
          <table:table-cell table:style-name="ce3" office:value-type="string" calcext:value-type="string">
            <text:p>项 <text:s text:c="16"/>目</text:p>
          </table:table-cell>
          <table:table-cell table:style-name="ce3" office:value-type="string" calcext:value-type="string">
            <text:p>行次</text:p>
          </table:table-cell>
          <table:table-cell table:style-name="ce3" office:value-type="string" calcext:value-type="string">
            <text:p>本月金额</text:p>
          </table:table-cell>
          <table:table-cell table:style-name="ce3" office:value-type="string" calcext:value-type="string">
            <text:p>本年累计</text:p>
          </table:table-cell>
          <table:table-cell table:style-name="Default" table:number-columns-repeated="1020"/>
        </table:table-row>
        <table:table-row table:style-name="ro2">
          <table:table-cell table:style-name="ce4" office:value-type="string" calcext:value-type="string">
            <text:p><text:a xlink:href="python://page['lines']['e01']['name']" xlink:type="simple">python://page['lines']['e01']['name']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python://page['lines']['e01']['balance_period']" xlink:type="simple">python://page['lines']['e01']['balance_period']</text:a></text:p>
          </table:table-cell>
          <table:table-cell table:style-name="ce10" office:value-type="string" calcext:value-type="string">
            <text:p><text:a xlink:href="python://page['lines']['e01']['balance']" xlink:type="simple">python://page['lines']['e01']['balance']</text:a></text:p>
          </table:table-cell>
          <table:table-cell table:style-name="Default" table:number-columns-repeated="1020"/>
        </table:table-row>
        <table:table-row table:style-name="ro2">
          <table:table-cell table:style-name="ce4" office:value-type="string" calcext:value-type="string">
            <text:p><text:a xlink:href="python://page['lines']['e02']['name']" xlink:type="simple">python://page['lines']['e02']['name']</text:a>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<text:a xlink:href="python://page['lines']['e02']['balance_period']" xlink:type="simple">python://page['lines']['e02']['balance_period']</text:a></text:p>
          </table:table-cell>
          <table:table-cell table:style-name="ce9" office:value-type="string" calcext:value-type="string">
            <text:p><text:a xlink:href="python://page['lines']['e02']['balance']" xlink:type="simple">python://page['lines']['e02']['balance']</text:a></text:p>
          </table:table-cell>
          <table:table-cell table:style-name="Default" table:number-columns-repeated="1020"/>
        </table:table-row>
        <table:table-row table:style-name="ro2">
          <table:table-cell table:style-name="ce4" office:value-type="string" calcext:value-type="string">
            <text:p><text:a xlink:href="python://page['lines']['e03']['name']" xlink:type="simple">python://page['lines']['e03']['name']</text:a>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python://page['lines']['e03']['balance_period']" xlink:type="simple">python://page['lines']['e03']['balance_period']</text:a></text:p>
          </table:table-cell>
          <table:table-cell table:style-name="ce9" office:value-type="string" calcext:value-type="string">
            <text:p><text:a xlink:href="python://page['lines']['e03']['balance']" xlink:type="simple">python://page['lines']['e0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4']['name']" xlink:type="simple">python://page['lines']['e04']['name']</text:a>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<text:a xlink:href="python://page['lines']['e04']['balance_period']" xlink:type="simple">python://page['lines']['e04']['balance_period']</text:a></text:p>
          </table:table-cell>
          <table:table-cell table:style-name="ce9" office:value-type="string" calcext:value-type="string">
            <text:p><text:a xlink:href="python://page['lines']['e04']['balance']" xlink:type="simple">python://page['lines']['e0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5']['name']" xlink:type="simple">python://page['lines']['e05']['name']</text:a>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<text:a xlink:href="python://page['lines']['e05']['balance_period']" xlink:type="simple">python://page['lines']['e05']['balance_period']</text:a></text:p>
          </table:table-cell>
          <table:table-cell table:style-name="ce9" office:value-type="string" calcext:value-type="string">
            <text:p><text:a xlink:href="python://page['lines']['e05']['balance']" xlink:type="simple">python://page['lines']['e0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6']['name']" xlink:type="simple">python://page['lines']['e06']['name']</text:a>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<text:a xlink:href="python://page['lines']['e06']['balance_period']" xlink:type="simple">python://page['lines']['e06']['balance_period']</text:a></text:p>
          </table:table-cell>
          <table:table-cell table:style-name="ce9" office:value-type="string" calcext:value-type="string">
            <text:p><text:a xlink:href="python://page['lines']['e06']['balance']" xlink:type="simple">python://page['lines']['e0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7']['name']" xlink:type="simple">python://page['lines']['e07']['name']</text:a>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python://page['lines']['e07']['balance_period']" xlink:type="simple">python://page['lines']['e07']['balance_period']</text:a></text:p>
          </table:table-cell>
          <table:table-cell table:style-name="ce9" office:value-type="string" calcext:value-type="string">
            <text:p><text:a xlink:href="python://page['lines']['e07']['balance']" xlink:type="simple">python://page['lines']['e0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8']['name']" xlink:type="simple">python://page['lines']['e08']['name']</text:a>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<text:a xlink:href="python://page['lines']['e08']['balance_period']" xlink:type="simple">python://page['lines']['e08']['balance_period']</text:a></text:p>
          </table:table-cell>
          <table:table-cell table:style-name="ce9" office:value-type="string" calcext:value-type="string">
            <text:p><text:a xlink:href="python://page['lines']['e08']['balance']" xlink:type="simple">python://page['lines']['e0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9']['name']" xlink:type="simple">python://page['lines']['e09']['name']</text:a>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<text:a xlink:href="python://page['lines']['e09']['balance_period']" xlink:type="simple">python://page['lines']['e09']['balance_period']</text:a></text:p>
          </table:table-cell>
          <table:table-cell table:style-name="ce9" office:value-type="string" calcext:value-type="string">
            <text:p><text:a xlink:href="python://page['lines']['e09']['balance']" xlink:type="simple">python://page['lines']['e0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0']['name']" xlink:type="simple">python://page['lines']['e10']['name']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python://page['lines']['e10']['balance_period']" xlink:type="simple">python://page['lines']['e10']['balance_period']</text:a></text:p>
          </table:table-cell>
          <table:table-cell table:style-name="ce9" office:value-type="string" calcext:value-type="string">
            <text:p><text:a xlink:href="python://page['lines']['e10']['balance']" xlink:type="simple">python://page['lines']['e1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1']['name']" xlink:type="simple">python://page['lines']['e11']['name']</text:a>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<text:a xlink:href="python://page['lines']['e11']['balance_period']" xlink:type="simple">python://page['lines']['e11']['balance_period']</text:a></text:p>
          </table:table-cell>
          <table:table-cell table:style-name="ce9" office:value-type="string" calcext:value-type="string">
            <text:p><text:a xlink:href="python://page['lines']['e11']['balance']" xlink:type="simple">python://page['lines']['e1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2']['name']" xlink:type="simple">python://page['lines']['e12']['name']</text:a>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<text:a xlink:href="python://page['lines']['e12']['balance_period']" xlink:type="simple">python://page['lines']['e12']['balance_period']</text:a></text:p>
          </table:table-cell>
          <table:table-cell table:style-name="ce9" office:value-type="string" calcext:value-type="string">
            <text:p><text:a xlink:href="python://page['lines']['e12']['balance']" xlink:type="simple">python://page['lines']['e1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3']['name']" xlink:type="simple">python://page['lines']['e13']['name']</text:a>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<text:a xlink:href="python://page['lines']['e13']['balance_period']" xlink:type="simple">python://page['lines']['e13']['balance_period']</text:a></text:p>
          </table:table-cell>
          <table:table-cell table:style-name="ce9" office:value-type="string" calcext:value-type="string">
            <text:p><text:a xlink:href="python://page['lines']['e13']['balance']" xlink:type="simple">python://page['lines']['e1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4']['name']" xlink:type="simple">python://page['lines']['e14']['name']</text:a>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<text:a xlink:href="python://page['lines']['e14']['balance_period']" xlink:type="simple">python://page['lines']['e14']['balance_period']</text:a></text:p>
          </table:table-cell>
          <table:table-cell table:style-name="ce9" office:value-type="string" calcext:value-type="string">
            <text:p><text:a xlink:href="python://page['lines']['e14']['balance']" xlink:type="simple">python://page['lines']['e1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5']['name']" xlink:type="simple">python://page['lines']['e15']['name']</text:a>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<text:a xlink:href="python://page['lines']['e15']['balance_period']" xlink:type="simple">python://page['lines']['e15']['balance_period']</text:a></text:p>
          </table:table-cell>
          <table:table-cell table:style-name="ce9" office:value-type="string" calcext:value-type="string">
            <text:p><text:a xlink:href="python://page['lines']['e15']['balance']" xlink:type="simple">python://page['lines']['e1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6']['name']" xlink:type="simple">python://page['lines']['e16']['name']</text:a>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<text:a xlink:href="python://page['lines']['e16']['balance_period']" xlink:type="simple">python://page['lines']['e16']['balance_period']</text:a></text:p>
          </table:table-cell>
          <table:table-cell table:style-name="ce9" office:value-type="string" calcext:value-type="string">
            <text:p><text:a xlink:href="python://page['lines']['e16']['balance']" xlink:type="simple">python://page['lines']['e1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7']['name']" xlink:type="simple">python://page['lines']['e17']['name']</text:a>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<text:a xlink:href="python://page['lines']['e17']['balance_period']" xlink:type="simple">python://page['lines']['e17']['balance_period']</text:a></text:p>
          </table:table-cell>
          <table:table-cell table:style-name="ce9" office:value-type="string" calcext:value-type="string">
            <text:p><text:a xlink:href="python://page['lines']['e17']['balance']" xlink:type="simple">python://page['lines']['e1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8']['name']" xlink:type="simple">python://page['lines']['e18']['name']</text:a>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<text:a xlink:href="python://page['lines']['e18']['balance_period']" xlink:type="simple">python://page['lines']['e18']['balance_period']</text:a></text:p>
          </table:table-cell>
          <table:table-cell table:style-name="ce9" office:value-type="string" calcext:value-type="string">
            <text:p><text:a xlink:href="python://page['lines']['e18']['balance']" xlink:type="simple">python://page['lines']['e1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9']['name']" xlink:type="simple">python://page['lines']['e19']['name']</text:a>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<text:a xlink:href="python://page['lines']['e19']['balance_period']" xlink:type="simple">python://page['lines']['e19']['balance_period']</text:a></text:p>
          </table:table-cell>
          <table:table-cell table:style-name="ce9" office:value-type="string" calcext:value-type="string">
            <text:p><text:a xlink:href="python://page['lines']['e19']['balance']" xlink:type="simple">python://page['lines']['e1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20']['name']" xlink:type="simple">python://page['lines']['e20']['name']</text:a>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a xlink:href="python://page['lines']['e20']['balance_period']" xlink:type="simple">python://page['lines']['e20']['balance_period']</text:a></text:p>
          </table:table-cell>
          <table:table-cell table:style-name="ce9" office:value-type="string" calcext:value-type="string">
            <text:p><text:a xlink:href="python://page['lines']['e20']['balance']" xlink:type="simple">python://page['lines']['e2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1"/>
          <table:table-cell table:number-columns-repeated="2"/>
        </table:table-row>
        <table:table-row table:style-name="ro2" table:number-rows-repeated="4">
          <table:table-cell table:style-name="ce1" table:number-columns-repeated="1022"/>
          <table:table-cell table:number-columns-repeated="2"/>
        </table:table-row>
        <table:table-row table:style-name="ro2" table:number-rows-repeated="5">
          <table:table-cell table:style-name="Default" table:number-columns-repeated="4"/>
          <table:table-cell table:style-name="ce1" table:number-columns-repeated="1018"/>
          <table:table-cell table:number-columns-repeated="2"/>
        </table:table-row>
        <table:table-row table:style-name="ro2" table:number-rows-repeated="65404">
          <table:table-cell table:style-name="ce1" table:number-columns-repeated="1022"/>
          <table:table-cell table:number-columns-repeated="2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number-style style:name="N262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62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¥</number:text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6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6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15:28:28.4418969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5T15:57:45.944648402</dc:date>
    <meta:editing-duration>P1DT8H5M37S</meta:editing-duration>
    <meta:editing-cycles>839</meta:editing-cycles>
    <meta:generator>LibreOffice/4.2.8.2$Linux_X86_64 LibreOffice_project/420m0$Build-2</meta:generator>
    <meta:document-statistic meta:table-count="1" meta:cell-count="89" meta:object-count="2"/>
  </office:meta>
</office:document-meta>
</file>